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8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Serie</text:p>
          </table:table-cell>
          <table:table-cell table:style-name="ce1" office:value-type="string" calcext:value-type="string">
            <text:p>Esperado</text:p>
          </table:table-cell>
          <table:table-cell table:style-name="ce1" office:value-type="string" calcext:value-type="string">
            <text:p>Tubo</text:p>
          </table:table-cell>
          <table:table-cell table:style-name="ce1" office:value-type="string" calcext:value-type="string">
            <text:p>Peso_i</text:p>
          </table:table-cell>
          <table:table-cell table:style-name="ce1" office:value-type="string" calcext:value-type="string">
            <text:p>Peso_f</text:p>
          </table:table-cell>
          <table:table-cell table:style-name="ce2" office:value-type="string" calcext:value-type="string">
            <text:p>Pesado</text:p>
          </table:table-cell>
          <table:table-cell table:style-name="ce1" office:value-type="string" calcext:value-type="string">
            <text:p>Cla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9122" calcext:value-type="float">
            <text:p>0.9122</text:p>
          </table:table-cell>
          <table:table-cell office:value-type="float" office:value="0.9462" calcext:value-type="float">
            <text:p>0.9462</text:p>
          </table:table-cell>
          <table:table-cell table:formula="of:=([.F2]-[.E2])*1000" office:value-type="float" office:value="34" calcext:value-type="float">
            <text:p>34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.9173" calcext:value-type="float">
            <text:p>0.9173</text:p>
          </table:table-cell>
          <table:table-cell office:value-type="float" office:value="0.9533" calcext:value-type="float">
            <text:p>0.9533</text:p>
          </table:table-cell>
          <table:table-cell table:formula="of:=([.F3]-[.E3])*1000" office:value-type="float" office:value="36" calcext:value-type="float">
            <text:p>36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0.9128" calcext:value-type="float">
            <text:p>0.9128</text:p>
          </table:table-cell>
          <table:table-cell office:value-type="float" office:value="0.9487" calcext:value-type="float">
            <text:p>0.9487</text:p>
          </table:table-cell>
          <table:table-cell table:formula="of:=([.F4]-[.E4])*1000" office:value-type="float" office:value="35.9" calcext:value-type="float">
            <text:p>35.9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0.9154" calcext:value-type="float">
            <text:p>0.9154</text:p>
          </table:table-cell>
          <table:table-cell office:value-type="float" office:value="0.952" calcext:value-type="float">
            <text:p>0.952</text:p>
          </table:table-cell>
          <table:table-cell table:formula="of:=([.F5]-[.E5])*1000" office:value-type="float" office:value="36.6000000000001" calcext:value-type="float">
            <text:p>36.6000000000001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9462" calcext:value-type="float">
            <text:p>0.9462</text:p>
          </table:table-cell>
          <table:table-cell office:value-type="float" office:value="0.9803" calcext:value-type="float">
            <text:p>0.9803</text:p>
          </table:table-cell>
          <table:table-cell table:formula="of:=([.F6]-[.E6])*1000" office:value-type="float" office:value="34.1" calcext:value-type="float">
            <text:p>34.1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.9533" calcext:value-type="float">
            <text:p>0.9533</text:p>
          </table:table-cell>
          <table:table-cell office:value-type="float" office:value="0.9889" calcext:value-type="float">
            <text:p>0.9889</text:p>
          </table:table-cell>
          <table:table-cell table:formula="of:=([.F7]-[.E7])*1000" office:value-type="float" office:value="35.6" calcext:value-type="float">
            <text:p>35.6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.9487" calcext:value-type="float">
            <text:p>0.9487</text:p>
          </table:table-cell>
          <table:table-cell office:value-type="float" office:value="0.985" calcext:value-type="float">
            <text:p>0.985</text:p>
          </table:table-cell>
          <table:table-cell table:formula="of:=([.F8]-[.E8])*1000" office:value-type="float" office:value="36.2999999999999" calcext:value-type="float">
            <text:p>36.2999999999999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.952" calcext:value-type="float">
            <text:p>0.952</text:p>
          </table:table-cell>
          <table:table-cell office:value-type="float" office:value="0.9881" calcext:value-type="float">
            <text:p>0.9881</text:p>
          </table:table-cell>
          <table:table-cell table:formula="of:=([.F9]-[.E9])*1000" office:value-type="float" office:value="36.1" calcext:value-type="float">
            <text:p>36.1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.9881" calcext:value-type="float">
            <text:p>0.9881</text:p>
          </table:table-cell>
          <table:table-cell office:value-type="float" office:value="1.0244" calcext:value-type="float">
            <text:p>1.0244</text:p>
          </table:table-cell>
          <table:table-cell table:formula="of:=([.F10]-[.E10])*1000" office:value-type="float" office:value="36.2999999999999" calcext:value-type="float">
            <text:p>36.2999999999999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.9889" calcext:value-type="float">
            <text:p>0.9889</text:p>
          </table:table-cell>
          <table:table-cell office:value-type="float" office:value="1.0249" calcext:value-type="float">
            <text:p>1.0249</text:p>
          </table:table-cell>
          <table:table-cell table:formula="of:=([.F11]-[.E11])*1000" office:value-type="float" office:value="35.9999999999999" calcext:value-type="float">
            <text:p>35.9999999999999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9803" calcext:value-type="float">
            <text:p>0.9803</text:p>
          </table:table-cell>
          <table:table-cell office:value-type="float" office:value="1.0156" calcext:value-type="float">
            <text:p>1.0156</text:p>
          </table:table-cell>
          <table:table-cell table:formula="of:=([.F12]-[.E12])*1000" office:value-type="float" office:value="35.3" calcext:value-type="float">
            <text:p>35.3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.985" calcext:value-type="float">
            <text:p>0.985</text:p>
          </table:table-cell>
          <table:table-cell office:value-type="float" office:value="1.0181" calcext:value-type="float">
            <text:p>1.0181</text:p>
          </table:table-cell>
          <table:table-cell table:formula="of:=([.F13]-[.E13])*1000" office:value-type="float" office:value="33.1" calcext:value-type="float">
            <text:p>33.1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0156" calcext:value-type="float">
            <text:p>1.0156</text:p>
          </table:table-cell>
          <table:table-cell office:value-type="float" office:value="1.0371" calcext:value-type="float">
            <text:p>1.0371</text:p>
          </table:table-cell>
          <table:table-cell table:formula="of:=([.F14]-[.E14])*1000" office:value-type="float" office:value="21.4999999999999" calcext:value-type="float">
            <text:p>21.4999999999999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249" calcext:value-type="float">
            <text:p>1.0249</text:p>
          </table:table-cell>
          <table:table-cell office:value-type="float" office:value="1.0452" calcext:value-type="float">
            <text:p>1.0452</text:p>
          </table:table-cell>
          <table:table-cell table:formula="of:=([.F15]-[.E15])*1000" office:value-type="float" office:value="20.3" calcext:value-type="float">
            <text:p>20.3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.0181" calcext:value-type="float">
            <text:p>1.0181</text:p>
          </table:table-cell>
          <table:table-cell office:value-type="float" office:value="1.0384" calcext:value-type="float">
            <text:p>1.0384</text:p>
          </table:table-cell>
          <table:table-cell table:formula="of:=([.F16]-[.E16])*1000" office:value-type="float" office:value="20.3" calcext:value-type="float">
            <text:p>20.3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244" calcext:value-type="float">
            <text:p>1.0244</text:p>
          </table:table-cell>
          <table:table-cell office:value-type="float" office:value="1.0432" calcext:value-type="float">
            <text:p>1.0432</text:p>
          </table:table-cell>
          <table:table-cell table:formula="of:=([.F17]-[.E17])*1000" office:value-type="float" office:value="18.7999999999999" calcext:value-type="float">
            <text:p>18.7999999999999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0371" calcext:value-type="float">
            <text:p>1.0371</text:p>
          </table:table-cell>
          <table:table-cell office:value-type="float" office:value="1.0589" calcext:value-type="float">
            <text:p>1.0589</text:p>
          </table:table-cell>
          <table:table-cell table:formula="of:=([.F18]-[.E18])*1000" office:value-type="float" office:value="21.8" calcext:value-type="float">
            <text:p>21.8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452" calcext:value-type="float">
            <text:p>1.0452</text:p>
          </table:table-cell>
          <table:table-cell office:value-type="float" office:value="1.066" calcext:value-type="float">
            <text:p>1.066</text:p>
          </table:table-cell>
          <table:table-cell table:formula="of:=([.F19]-[.E19])*1000" office:value-type="float" office:value="20.8000000000002" calcext:value-type="float">
            <text:p>20.8000000000002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.0384" calcext:value-type="float">
            <text:p>1.0384</text:p>
          </table:table-cell>
          <table:table-cell office:value-type="float" office:value="1.0581" calcext:value-type="float">
            <text:p>1.0581</text:p>
          </table:table-cell>
          <table:table-cell table:formula="of:=([.F20]-[.E20])*1000" office:value-type="float" office:value="19.7000000000001" calcext:value-type="float">
            <text:p>19.7000000000001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432" calcext:value-type="float">
            <text:p>1.0432</text:p>
          </table:table-cell>
          <table:table-cell office:value-type="float" office:value="1.0624" calcext:value-type="float">
            <text:p>1.0624</text:p>
          </table:table-cell>
          <table:table-cell table:formula="of:=([.F21]-[.E21])*1000" office:value-type="float" office:value="19.2000000000001" calcext:value-type="float">
            <text:p>19.2000000000001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0589" calcext:value-type="float">
            <text:p>1.0589</text:p>
          </table:table-cell>
          <table:table-cell office:value-type="float" office:value="1.0798" calcext:value-type="float">
            <text:p>1.0798</text:p>
          </table:table-cell>
          <table:table-cell table:formula="of:=([.F22]-[.E22])*1000" office:value-type="float" office:value="20.9000000000001" calcext:value-type="float">
            <text:p>20.9000000000001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66" calcext:value-type="float">
            <text:p>1.066</text:p>
          </table:table-cell>
          <table:table-cell office:value-type="float" office:value="1.0863" calcext:value-type="float">
            <text:p>1.0863</text:p>
          </table:table-cell>
          <table:table-cell table:formula="of:=([.F23]-[.E23])*1000" office:value-type="float" office:value="20.3" calcext:value-type="float">
            <text:p>20.3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.0581" calcext:value-type="float">
            <text:p>1.0581</text:p>
          </table:table-cell>
          <table:table-cell office:value-type="float" office:value="1.0784" calcext:value-type="float">
            <text:p>1.0784</text:p>
          </table:table-cell>
          <table:table-cell table:formula="of:=([.F24]-[.E24])*1000" office:value-type="float" office:value="20.3" calcext:value-type="float">
            <text:p>20.3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624" calcext:value-type="float">
            <text:p>1.0624</text:p>
          </table:table-cell>
          <table:table-cell office:value-type="float" office:value="1.0825" calcext:value-type="float">
            <text:p>1.0825</text:p>
          </table:table-cell>
          <table:table-cell table:formula="of:=([.F25]-[.E25])*1000" office:value-type="float" office:value="20.1" calcext:value-type="float">
            <text:p>20.1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9258" calcext:value-type="float">
            <text:p>0.9258</text:p>
          </table:table-cell>
          <table:table-cell office:value-type="float" office:value="0.9456" calcext:value-type="float">
            <text:p>0.9456</text:p>
          </table:table-cell>
          <table:table-cell table:formula="of:=([.F26]-[.E26])*1000" office:value-type="float" office:value="19.7999999999999" calcext:value-type="float">
            <text:p>19.7999999999999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.9093" calcext:value-type="float">
            <text:p>0.9093</text:p>
          </table:table-cell>
          <table:table-cell office:value-type="float" office:value="0.9284" calcext:value-type="float">
            <text:p>0.9284</text:p>
          </table:table-cell>
          <table:table-cell table:formula="of:=([.F27]-[.E27])*1000" office:value-type="float" office:value="19.1" calcext:value-type="float">
            <text:p>19.1</text:p>
          </table:table-cell>
          <table:table-cell office:value-type="string" calcext:value-type="string">
            <text:p>seri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20:12:31.8935059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7T20:51:16.417065945</meta:creation-date>
    <dc:date>2021-10-01T20:35:08.968936706</dc:date>
    <meta:editing-duration>PT1H44M57S</meta:editing-duration>
    <meta:editing-cycles>44</meta:editing-cycles>
    <meta:generator>LibreOffice/6.1.6.3$Linux_X86_64 LibreOffice_project/10$Build-3</meta:generator>
    <meta:document-statistic meta:table-count="1" meta:cell-count="216" meta:object-count="0"/>
  </office:meta>
</office:document-meta>
</file>